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2cm"/>
    </style:style>
    <style:style style:name="co3" style:family="table-column">
      <style:table-column-properties fo:break-before="auto" style:column-width="2.764cm"/>
    </style:style>
    <style:style style:name="co4" style:family="table-column">
      <style:table-column-properties fo:break-before="auto" style:column-width="3.01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q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row table:style-name="ro1">
          <table:table-cell office:value-type="float" office:value="0">
            <text:p>0</text:p>
          </table:table-cell>
          <table:table-cell table:formula="of:=ABS(823263*SQRT(106+23*LN(1.01+COS(3*[.A1]^2)))-2198*TAN(10*[.A1]+2*[.A1]*SIN(12*[.A1])))" office:value-type="float" office:value="9095364.71282211">
            <text:p>9095364,71282211</text:p>
          </table:table-cell>
          <table:table-cell table:formula="of:=INT([.B1])" office:value-type="float" office:value="9095364">
            <text:p>9095364</text:p>
          </table:table-cell>
          <table:table-cell table:formula="of:=BITAND([.C1];255)" office:value-type="float" office:value="196">
            <text:p>196</text:p>
          </table:table-cell>
          <table:table-cell table:formula="of:=DEC2HEX([.D1])" office:value-type="string" office:string-value="C4">
            <text:p>C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BS(823263*SQRT(106+23*LN(1.01+COS(3*[.A2]^2)))-2198*TAN(10*[.A2]+2*[.A2]*SIN(12*[.A2])))" office:value-type="float" office:value="3297548.35323489">
            <text:p>3297548,35323489</text:p>
          </table:table-cell>
          <table:table-cell table:formula="of:=INT([.B2])" office:value-type="float" office:value="3297548">
            <text:p>3297548</text:p>
          </table:table-cell>
          <table:table-cell table:formula="of:=BITAND([.C2];255)" office:value-type="float" office:value="12">
            <text:p>12</text:p>
          </table:table-cell>
          <table:table-cell table:formula="of:=DEC2HEX([.D2])" office:value-type="string" office:string-value="C">
            <text:p>C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BS(823263*SQRT(106+23*LN(1.01+COS(3*[.A3]^2)))-2198*TAN(10*[.A3]+2*[.A3]*SIN(12*[.A3])))" office:value-type="float" office:value="9024058.52425024">
            <text:p>9024058,52425024</text:p>
          </table:table-cell>
          <table:table-cell table:formula="of:=INT([.B3])" office:value-type="float" office:value="9024058">
            <text:p>9024058</text:p>
          </table:table-cell>
          <table:table-cell table:formula="of:=BITAND([.C3];255)" office:value-type="float" office:value="58">
            <text:p>58</text:p>
          </table:table-cell>
          <table:table-cell table:formula="of:=DEC2HEX([.D3])" office:value-type="string" office:string-value="3A">
            <text:p>3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BS(823263*SQRT(106+23*LN(1.01+COS(3*[.A4]^2)))-2198*TAN(10*[.A4]+2*[.A4]*SIN(12*[.A4])))" office:value-type="float" office:value="8169653.5879475">
            <text:p>8169653,5879475</text:p>
          </table:table-cell>
          <table:table-cell table:formula="of:=INT([.B4])" office:value-type="float" office:value="8169653">
            <text:p>8169653</text:p>
          </table:table-cell>
          <table:table-cell table:formula="of:=BITAND([.C4];255)" office:value-type="float" office:value="181">
            <text:p>181</text:p>
          </table:table-cell>
          <table:table-cell table:formula="of:=DEC2HEX([.D4])" office:value-type="string" office:string-value="B5">
            <text:p>B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BS(823263*SQRT(106+23*LN(1.01+COS(3*[.A5]^2)))-2198*TAN(10*[.A5]+2*[.A5]*SIN(12*[.A5])))" office:value-type="float" office:value="7507713.10505999">
            <text:p>7507713,10505999</text:p>
          </table:table-cell>
          <table:table-cell table:formula="of:=INT([.B5])" office:value-type="float" office:value="7507713">
            <text:p>7507713</text:p>
          </table:table-cell>
          <table:table-cell table:formula="of:=BITAND([.C5];255)" office:value-type="float" office:value="1">
            <text:p>1</text:p>
          </table:table-cell>
          <table:table-cell table:formula="of:=DEC2HEX([.D5])" office:value-type="string" office:string-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BS(823263*SQRT(106+23*LN(1.01+COS(3*[.A6]^2)))-2198*TAN(10*[.A6]+2*[.A6]*SIN(12*[.A6])))" office:value-type="float" office:value="9061655.14085092">
            <text:p>9061655,14085092</text:p>
          </table:table-cell>
          <table:table-cell table:formula="of:=INT([.B6])" office:value-type="float" office:value="9061655">
            <text:p>9061655</text:p>
          </table:table-cell>
          <table:table-cell table:formula="of:=BITAND([.C6];255)" office:value-type="float" office:value="23">
            <text:p>23</text:p>
          </table:table-cell>
          <table:table-cell table:formula="of:=DEC2HEX([.D6])" office:value-type="string" office:string-value="17">
            <text:p>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BS(823263*SQRT(106+23*LN(1.01+COS(3*[.A7]^2)))-2198*TAN(10*[.A7]+2*[.A7]*SIN(12*[.A7])))" office:value-type="float" office:value="8770251.29494191">
            <text:p>8770251,29494191</text:p>
          </table:table-cell>
          <table:table-cell table:formula="of:=INT([.B7])" office:value-type="float" office:value="8770251">
            <text:p>8770251</text:p>
          </table:table-cell>
          <table:table-cell table:formula="of:=BITAND([.C7];255)" office:value-type="float" office:value="203">
            <text:p>203</text:p>
          </table:table-cell>
          <table:table-cell table:formula="of:=DEC2HEX([.D7])" office:value-type="string" office:string-value="CB">
            <text:p>CB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BS(823263*SQRT(106+23*LN(1.01+COS(3*[.A8]^2)))-2198*TAN(10*[.A8]+2*[.A8]*SIN(12*[.A8])))" office:value-type="float" office:value="6943506.48791663">
            <text:p>6943506,48791663</text:p>
          </table:table-cell>
          <table:table-cell table:formula="of:=INT([.B8])" office:value-type="float" office:value="6943506">
            <text:p>6943506</text:p>
          </table:table-cell>
          <table:table-cell table:formula="of:=BITAND([.C8];255)" office:value-type="float" office:value="18">
            <text:p>18</text:p>
          </table:table-cell>
          <table:table-cell table:formula="of:=DEC2HEX([.D8])" office:value-type="string" office:string-value="12">
            <text:p>1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BS(823263*SQRT(106+23*LN(1.01+COS(3*[.A9]^2)))-2198*TAN(10*[.A9]+2*[.A9]*SIN(12*[.A9])))" office:value-type="float" office:value="5584329.59826358">
            <text:p>5584329,59826358</text:p>
          </table:table-cell>
          <table:table-cell table:formula="of:=INT([.B9])" office:value-type="float" office:value="5584329">
            <text:p>5584329</text:p>
          </table:table-cell>
          <table:table-cell table:formula="of:=BITAND([.C9];255)" office:value-type="float" office:value="201">
            <text:p>201</text:p>
          </table:table-cell>
          <table:table-cell table:formula="of:=DEC2HEX([.D9])" office:value-type="string" office:string-value="C9">
            <text:p>C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BS(823263*SQRT(106+23*LN(1.01+COS(3*[.A10]^2)))-2198*TAN(10*[.A10]+2*[.A10]*SIN(12*[.A10])))" office:value-type="float" office:value="7914704.99451765">
            <text:p>7914704,99451765</text:p>
          </table:table-cell>
          <table:table-cell table:formula="of:=INT([.B10])" office:value-type="float" office:value="7914704">
            <text:p>7914704</text:p>
          </table:table-cell>
          <table:table-cell table:formula="of:=BITAND([.C10];255)" office:value-type="float" office:value="208">
            <text:p>208</text:p>
          </table:table-cell>
          <table:table-cell table:formula="of:=DEC2HEX([.D10])" office:value-type="string" office:string-value="D0">
            <text:p>D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BS(823263*SQRT(106+23*LN(1.01+COS(3*[.A11]^2)))-2198*TAN(10*[.A11]+2*[.A11]*SIN(12*[.A11])))" office:value-type="float" office:value="8490401.92054139">
            <text:p>8490401,92054139</text:p>
          </table:table-cell>
          <table:table-cell table:formula="of:=INT([.B11])" office:value-type="float" office:value="8490401">
            <text:p>8490401</text:p>
          </table:table-cell>
          <table:table-cell table:formula="of:=BITAND([.C11];255)" office:value-type="float" office:value="161">
            <text:p>161</text:p>
          </table:table-cell>
          <table:table-cell table:formula="of:=DEC2HEX([.D11])" office:value-type="string" office:string-value="A1">
            <text:p>A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BS(823263*SQRT(106+23*LN(1.01+COS(3*[.A12]^2)))-2198*TAN(10*[.A12]+2*[.A12]*SIN(12*[.A12])))" office:value-type="float" office:value="8602054.11542513">
            <text:p>8602054,11542513</text:p>
          </table:table-cell>
          <table:table-cell table:formula="of:=INT([.B12])" office:value-type="float" office:value="8602054">
            <text:p>8602054</text:p>
          </table:table-cell>
          <table:table-cell table:formula="of:=BITAND([.C12];255)" office:value-type="float" office:value="198">
            <text:p>198</text:p>
          </table:table-cell>
          <table:table-cell table:formula="of:=DEC2HEX([.D12])" office:value-type="string" office:string-value="C6">
            <text:p>C6</text:p>
          </table:table-cell>
        </table:table-row>
      </table:table>
      <table:table table:name="qj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float" office:value="0">
            <text:p>0</text:p>
          </table:table-cell>
          <table:table-cell table:formula="of:=ABS(823*SQRT(106+23*LN(1.01+COS(3*[.A1]^2)))*256-298*COS(10*[.A1]+29*[.A1]*SIN(2*[.A1])))" office:value-type="float" office:value="2327371.53041138">
            <text:p>2327371,53041138</text:p>
          </table:table-cell>
          <table:table-cell table:formula="of:=INT([.B1])" office:value-type="float" office:value="2327371">
            <text:p>2327371</text:p>
          </table:table-cell>
          <table:table-cell table:formula="of:=BITAND([.C1];255)" office:value-type="float" office:value="75">
            <text:p>75</text:p>
          </table:table-cell>
          <table:table-cell table:formula="of:=DEC2HEX([.D1])" office:value-type="string" office:string-value="4B">
            <text:p>4B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BS(823*SQRT(106+23*LN(1.01+COS(3*[.A2]^2)))*256-298*COS(10*[.A2]+29*[.A2]*SIN(2*[.A2])))" office:value-type="float" office:value="843525.699296863">
            <text:p>843525,699296863</text:p>
          </table:table-cell>
          <table:table-cell table:formula="of:=INT([.B2])" office:value-type="float" office:value="843525">
            <text:p>843525</text:p>
          </table:table-cell>
          <table:table-cell table:formula="of:=BITAND([.C2];255)" office:value-type="float" office:value="5">
            <text:p>5</text:p>
          </table:table-cell>
          <table:table-cell table:formula="of:=DEC2HEX([.D2])" office:value-type="string" office:string-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BS(823*SQRT(106+23*LN(1.01+COS(3*[.A3]^2)))*256-298*COS(10*[.A3]+29*[.A3]*SIN(2*[.A3])))" office:value-type="float" office:value="2309769.07645688">
            <text:p>2309769,07645688</text:p>
          </table:table-cell>
          <table:table-cell table:formula="of:=INT([.B3])" office:value-type="float" office:value="2309769">
            <text:p>2309769</text:p>
          </table:table-cell>
          <table:table-cell table:formula="of:=BITAND([.C3];255)" office:value-type="float" office:value="137">
            <text:p>137</text:p>
          </table:table-cell>
          <table:table-cell table:formula="of:=DEC2HEX([.D3])" office:value-type="string" office:string-value="89">
            <text:p>8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BS(823*SQRT(106+23*LN(1.01+COS(3*[.A4]^2)))*256-298*COS(10*[.A4]+29*[.A4]*SIN(2*[.A4])))" office:value-type="float" office:value="2089454.67981009">
            <text:p>2089454,67981009</text:p>
          </table:table-cell>
          <table:table-cell table:formula="of:=INT([.B4])" office:value-type="float" office:value="2089454">
            <text:p>2089454</text:p>
          </table:table-cell>
          <table:table-cell table:formula="of:=BITAND([.C4];255)" office:value-type="float" office:value="238">
            <text:p>238</text:p>
          </table:table-cell>
          <table:table-cell table:formula="of:=DEC2HEX([.D4])" office:value-type="string" office:string-value="EE">
            <text:p>EE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BS(823*SQRT(106+23*LN(1.01+COS(3*[.A5]^2)))*256-298*COS(10*[.A5]+29*[.A5]*SIN(2*[.A5])))" office:value-type="float" office:value="1921084.99414804">
            <text:p>1921084,99414804</text:p>
          </table:table-cell>
          <table:table-cell table:formula="of:=INT([.B5])" office:value-type="float" office:value="1921084">
            <text:p>1921084</text:p>
          </table:table-cell>
          <table:table-cell table:formula="of:=BITAND([.C5];255)" office:value-type="float" office:value="60">
            <text:p>60</text:p>
          </table:table-cell>
          <table:table-cell table:formula="of:=DEC2HEX([.D5])" office:value-type="string" office:string-value="3C">
            <text:p>3C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BS(823*SQRT(106+23*LN(1.01+COS(3*[.A6]^2)))*256-298*COS(10*[.A6]+29*[.A6]*SIN(2*[.A6])))" office:value-type="float" office:value="2319189.39438271">
            <text:p>2319189,39438271</text:p>
          </table:table-cell>
          <table:table-cell table:formula="of:=INT([.B6])" office:value-type="float" office:value="2319189">
            <text:p>2319189</text:p>
          </table:table-cell>
          <table:table-cell table:formula="of:=BITAND([.C6];255)" office:value-type="float" office:value="85">
            <text:p>85</text:p>
          </table:table-cell>
          <table:table-cell table:formula="of:=DEC2HEX([.D6])" office:value-type="string" office:string-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BS(823*SQRT(106+23*LN(1.01+COS(3*[.A7]^2)))*256-298*COS(10*[.A7]+29*[.A7]*SIN(2*[.A7])))" office:value-type="float" office:value="2244699.04238987">
            <text:p>2244699,04238987</text:p>
          </table:table-cell>
          <table:table-cell table:formula="of:=INT([.B7])" office:value-type="float" office:value="2244699">
            <text:p>2244699</text:p>
          </table:table-cell>
          <table:table-cell table:formula="of:=BITAND([.C7];255)" office:value-type="float" office:value="91">
            <text:p>91</text:p>
          </table:table-cell>
          <table:table-cell table:formula="of:=DEC2HEX([.D7])" office:value-type="string" office:string-value="5B">
            <text:p>5B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BS(823*SQRT(106+23*LN(1.01+COS(3*[.A8]^2)))*256-298*COS(10*[.A8]+29*[.A8]*SIN(2*[.A8])))" office:value-type="float" office:value="1773165.91192817">
            <text:p>1773165,91192817</text:p>
          </table:table-cell>
          <table:table-cell table:formula="of:=INT([.B8])" office:value-type="float" office:value="1773165">
            <text:p>1773165</text:p>
          </table:table-cell>
          <table:table-cell table:formula="of:=BITAND([.C8];255)" office:value-type="float" office:value="109">
            <text:p>109</text:p>
          </table:table-cell>
          <table:table-cell table:formula="of:=DEC2HEX([.D8])" office:value-type="string" office:string-value="6D">
            <text:p>6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BS(823*SQRT(106+23*LN(1.01+COS(3*[.A9]^2)))*256-298*COS(10*[.A9]+29*[.A9]*SIN(2*[.A9])))" office:value-type="float" office:value="1435807.26999296">
            <text:p>1435807,26999296</text:p>
          </table:table-cell>
          <table:table-cell table:formula="of:=INT([.B9])" office:value-type="float" office:value="1435807">
            <text:p>1435807</text:p>
          </table:table-cell>
          <table:table-cell table:formula="of:=BITAND([.C9];255)" office:value-type="float" office:value="159">
            <text:p>159</text:p>
          </table:table-cell>
          <table:table-cell table:formula="of:=DEC2HEX([.D9])" office:value-type="string" office:string-value="9F">
            <text:p>9F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BS(823*SQRT(106+23*LN(1.01+COS(3*[.A10]^2)))*256-298*COS(10*[.A10]+29*[.A10]*SIN(2*[.A10])))" office:value-type="float" office:value="2025236.61810188">
            <text:p>2025236,61810188</text:p>
          </table:table-cell>
          <table:table-cell table:formula="of:=INT([.B10])" office:value-type="float" office:value="2025236">
            <text:p>2025236</text:p>
          </table:table-cell>
          <table:table-cell table:formula="of:=BITAND([.C10];255)" office:value-type="float" office:value="20">
            <text:p>20</text:p>
          </table:table-cell>
          <table:table-cell table:formula="of:=DEC2HEX([.D10])" office:value-type="string" office:string-value="14">
            <text:p>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BS(823*SQRT(106+23*LN(1.01+COS(3*[.A11]^2)))*256-298*COS(10*[.A11]+29*[.A11]*SIN(2*[.A11])))" office:value-type="float" office:value="2166017.74474158">
            <text:p>2166017,74474158</text:p>
          </table:table-cell>
          <table:table-cell table:formula="of:=INT([.B11])" office:value-type="float" office:value="2166017">
            <text:p>2166017</text:p>
          </table:table-cell>
          <table:table-cell table:formula="of:=BITAND([.C11];255)" office:value-type="float" office:value="1">
            <text:p>1</text:p>
          </table:table-cell>
          <table:table-cell table:formula="of:=DEC2HEX([.D11])" office:value-type="string" office:string-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BS(823*SQRT(106+23*LN(1.01+COS(3*[.A12]^2)))*256-298*COS(10*[.A12]+29*[.A12]*SIN(2*[.A12])))" office:value-type="float" office:value="2202644.04757127">
            <text:p>2202644,04757127</text:p>
          </table:table-cell>
          <table:table-cell table:formula="of:=INT([.B12])" office:value-type="float" office:value="2202644">
            <text:p>2202644</text:p>
          </table:table-cell>
          <table:table-cell table:formula="of:=BITAND([.C12];255)" office:value-type="float" office:value="20">
            <text:p>20</text:p>
          </table:table-cell>
          <table:table-cell table:formula="of:=DEC2HEX([.D12])" office:value-type="string" office:string-value="14">
            <text:p>14</text:p>
          </table:table-cell>
        </table:table-row>
      </table:table>
      <table:table table:name="qk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float" office:value="0">
            <text:p>0</text:p>
          </table:table-cell>
          <table:table-cell table:formula="of:=ABS(89263*SQRT(106+23*LN(1.01+COS(3*[.A1]^2)))*256^3)" office:value-type="float" office:value="16545233315005.3">
            <text:p>16545233315005,3</text:p>
          </table:table-cell>
          <table:table-cell table:formula="of:=INT([.B1])" office:value-type="float" office:value="16545233315005">
            <text:p>16545233315005</text:p>
          </table:table-cell>
          <table:table-cell table:formula="of:=BITAND([.C1];255)" office:value-type="float" office:value="189">
            <text:p>189</text:p>
          </table:table-cell>
          <table:table-cell table:formula="of:=DEC2HEX([.D1])" office:value-type="string" office:string-value="BD">
            <text:p>B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BS(89263*SQRT(106+23*LN(1.01+COS(3*[.A2]^2)))*256^3)" office:value-type="float" office:value="5996344231764.12">
            <text:p>5996344231764,12</text:p>
          </table:table-cell>
          <table:table-cell table:formula="of:=INT([.B2])" office:value-type="float" office:value="5996344231764">
            <text:p>5996344231764</text:p>
          </table:table-cell>
          <table:table-cell table:formula="of:=BITAND([.C2];255)" office:value-type="float" office:value="84">
            <text:p>84</text:p>
          </table:table-cell>
          <table:table-cell table:formula="of:=DEC2HEX([.D2])" office:value-type="string" office:string-value="54">
            <text:p>5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BS(89263*SQRT(106+23*LN(1.01+COS(3*[.A3]^2)))*256^3)" office:value-type="float" office:value="16418687267797.8">
            <text:p>16418687267797,8</text:p>
          </table:table-cell>
          <table:table-cell table:formula="of:=INT([.B3])" office:value-type="float" office:value="16418687267797">
            <text:p>16418687267797</text:p>
          </table:table-cell>
          <table:table-cell table:formula="of:=BITAND([.C3];255)" office:value-type="float" office:value="213">
            <text:p>213</text:p>
          </table:table-cell>
          <table:table-cell table:formula="of:=DEC2HEX([.D3])" office:value-type="string" office:string-value="D5">
            <text:p>D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BS(89263*SQRT(106+23*LN(1.01+COS(3*[.A4]^2)))*256^3)" office:value-type="float" office:value="14853743304289.1">
            <text:p>14853743304289,1</text:p>
          </table:table-cell>
          <table:table-cell table:formula="of:=INT([.B4])" office:value-type="float" office:value="14853743304289">
            <text:p>14853743304289</text:p>
          </table:table-cell>
          <table:table-cell table:formula="of:=BITAND([.C4];255)" office:value-type="float" office:value="97">
            <text:p>97</text:p>
          </table:table-cell>
          <table:table-cell table:formula="of:=DEC2HEX([.D4])" office:value-type="string" office:string-value="61">
            <text:p>6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BS(89263*SQRT(106+23*LN(1.01+COS(3*[.A5]^2)))*256^3)" office:value-type="float" office:value="13653769379415.8">
            <text:p>13653769379415,8</text:p>
          </table:table-cell>
          <table:table-cell table:formula="of:=INT([.B5])" office:value-type="float" office:value="13653769379415">
            <text:p>13653769379415</text:p>
          </table:table-cell>
          <table:table-cell table:formula="of:=BITAND([.C5];255)" office:value-type="float" office:value="87">
            <text:p>87</text:p>
          </table:table-cell>
          <table:table-cell table:formula="of:=DEC2HEX([.D5])" office:value-type="string" office:string-value="57">
            <text:p>5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BS(89263*SQRT(106+23*LN(1.01+COS(3*[.A6]^2)))*256^3)" office:value-type="float" office:value="16483218206418.6">
            <text:p>16483218206418,6</text:p>
          </table:table-cell>
          <table:table-cell table:formula="of:=INT([.B6])" office:value-type="float" office:value="16483218206418">
            <text:p>16483218206418</text:p>
          </table:table-cell>
          <table:table-cell table:formula="of:=BITAND([.C6];255)" office:value-type="float" office:value="210">
            <text:p>210</text:p>
          </table:table-cell>
          <table:table-cell table:formula="of:=DEC2HEX([.D6])" office:value-type="string" office:string-value="D2">
            <text:p>D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BS(89263*SQRT(106+23*LN(1.01+COS(3*[.A7]^2)))*256^3)" office:value-type="float" office:value="15954693732450.8">
            <text:p>15954693732450,8</text:p>
          </table:table-cell>
          <table:table-cell table:formula="of:=INT([.B7])" office:value-type="float" office:value="15954693732450">
            <text:p>15954693732450</text:p>
          </table:table-cell>
          <table:table-cell table:formula="of:=BITAND([.C7];255)" office:value-type="float" office:value="98">
            <text:p>98</text:p>
          </table:table-cell>
          <table:table-cell table:formula="of:=DEC2HEX([.D7])" office:value-type="string" office:string-value="62">
            <text:p>6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BS(89263*SQRT(106+23*LN(1.01+COS(3*[.A8]^2)))*256^3)" office:value-type="float" office:value="12605073321332.2">
            <text:p>12605073321332,2</text:p>
          </table:table-cell>
          <table:table-cell table:formula="of:=INT([.B8])" office:value-type="float" office:value="12605073321332">
            <text:p>12605073321332</text:p>
          </table:table-cell>
          <table:table-cell table:formula="of:=BITAND([.C8];255)" office:value-type="float" office:value="116">
            <text:p>116</text:p>
          </table:table-cell>
          <table:table-cell table:formula="of:=DEC2HEX([.D8])" office:value-type="string" office:string-value="74">
            <text:p>7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BS(89263*SQRT(106+23*LN(1.01+COS(3*[.A9]^2)))*256^3)" office:value-type="float" office:value="10207514643838.5">
            <text:p>10207514643838,5</text:p>
          </table:table-cell>
          <table:table-cell table:formula="of:=INT([.B9])" office:value-type="float" office:value="10207514643838">
            <text:p>10207514643838</text:p>
          </table:table-cell>
          <table:table-cell table:formula="of:=BITAND([.C9];255)" office:value-type="float" office:value="126">
            <text:p>126</text:p>
          </table:table-cell>
          <table:table-cell table:formula="of:=DEC2HEX([.D9])" office:value-type="string" office:string-value="7E">
            <text:p>7E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BS(89263*SQRT(106+23*LN(1.01+COS(3*[.A10]^2)))*256^3)" office:value-type="float" office:value="14396985499018.7">
            <text:p>14396985499018,7</text:p>
          </table:table-cell>
          <table:table-cell table:formula="of:=INT([.B10])" office:value-type="float" office:value="14396985499018">
            <text:p>14396985499018</text:p>
          </table:table-cell>
          <table:table-cell table:formula="of:=BITAND([.C10];255)" office:value-type="float" office:value="138">
            <text:p>138</text:p>
          </table:table-cell>
          <table:table-cell table:formula="of:=DEC2HEX([.D10])" office:value-type="string" office:string-value="8A">
            <text:p>8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BS(89263*SQRT(106+23*LN(1.01+COS(3*[.A11]^2)))*256^3)" office:value-type="float" office:value="15398205768958.7">
            <text:p>15398205768958,7</text:p>
          </table:table-cell>
          <table:table-cell table:formula="of:=INT([.B11])" office:value-type="float" office:value="15398205768958">
            <text:p>15398205768958</text:p>
          </table:table-cell>
          <table:table-cell table:formula="of:=BITAND([.C11];255)" office:value-type="float" office:value="254">
            <text:p>254</text:p>
          </table:table-cell>
          <table:table-cell table:formula="of:=DEC2HEX([.D11])" office:value-type="string" office:string-value="FE">
            <text:p>F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BS(89263*SQRT(106+23*LN(1.01+COS(3*[.A12]^2)))*256^3)" office:value-type="float" office:value="15658524393232.3">
            <text:p>15658524393232,3</text:p>
          </table:table-cell>
          <table:table-cell table:formula="of:=INT([.B12])" office:value-type="float" office:value="15658524393232">
            <text:p>15658524393232</text:p>
          </table:table-cell>
          <table:table-cell table:formula="of:=BITAND([.C12];255)" office:value-type="float" office:value="16">
            <text:p>16</text:p>
          </table:table-cell>
          <table:table-cell table:formula="of:=DEC2HEX([.D12])" office:value-type="string" office:string-value="10">
            <text:p>10</text:p>
          </table:table-cell>
        </table:table-row>
      </table:table>
      <table:table table:name="ql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float" office:value="0">
            <text:p>0</text:p>
          </table:table-cell>
          <table:table-cell table:formula="of:=ABS(9263*SQRT(ABS(TAN(3*[.A1]))+[.A1]^3+123)+782*[.A1]^2*COS([.A1]))" office:value-type="float" office:value="102731.63965887">
            <text:p>102731,63965887</text:p>
          </table:table-cell>
          <table:table-cell table:formula="of:=INT([.B1])" office:value-type="float" office:value="102731">
            <text:p>102731</text:p>
          </table:table-cell>
          <table:table-cell table:formula="of:=BITAND([.C1];255)" office:value-type="float" office:value="75">
            <text:p>75</text:p>
          </table:table-cell>
          <table:table-cell table:formula="of:=DEC2HEX([.D1])" office:value-type="string" office:string-value="4B">
            <text:p>4B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BS(9263*SQRT(ABS(TAN(3*[.A2]))+[.A2]^3+123)+782*[.A2]^2*COS([.A2]))" office:value-type="float" office:value="103630.190057456">
            <text:p>103630,190057456</text:p>
          </table:table-cell>
          <table:table-cell table:formula="of:=INT([.B2])" office:value-type="float" office:value="103630">
            <text:p>103630</text:p>
          </table:table-cell>
          <table:table-cell table:formula="of:=BITAND([.C2];255)" office:value-type="float" office:value="206">
            <text:p>206</text:p>
          </table:table-cell>
          <table:table-cell table:formula="of:=DEC2HEX([.D2])" office:value-type="string" office:string-value="CE">
            <text:p>C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BS(9263*SQRT(ABS(TAN(3*[.A3]))+[.A3]^3+123)+782*[.A3]^2*COS([.A3]))" office:value-type="float" office:value="104835.865648592">
            <text:p>104835,865648592</text:p>
          </table:table-cell>
          <table:table-cell table:formula="of:=INT([.B3])" office:value-type="float" office:value="104835">
            <text:p>104835</text:p>
          </table:table-cell>
          <table:table-cell table:formula="of:=BITAND([.C3];255)" office:value-type="float" office:value="131">
            <text:p>131</text:p>
          </table:table-cell>
          <table:table-cell table:formula="of:=DEC2HEX([.D3])" office:value-type="string" office:string-value="83">
            <text:p>8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BS(9263*SQRT(ABS(TAN(3*[.A4]))+[.A4]^3+123)+782*[.A4]^2*COS([.A4]))" office:value-type="float" office:value="106651.469360766">
            <text:p>106651,469360766</text:p>
          </table:table-cell>
          <table:table-cell table:formula="of:=INT([.B4])" office:value-type="float" office:value="106651">
            <text:p>106651</text:p>
          </table:table-cell>
          <table:table-cell table:formula="of:=BITAND([.C4];255)" office:value-type="float" office:value="155">
            <text:p>155</text:p>
          </table:table-cell>
          <table:table-cell table:formula="of:=DEC2HEX([.D4])" office:value-type="string" office:string-value="9B">
            <text:p>9B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BS(9263*SQRT(ABS(TAN(3*[.A5]))+[.A5]^3+123)+782*[.A5]^2*COS([.A5]))" office:value-type="float" office:value="118706.406794915">
            <text:p>118706,406794915</text:p>
          </table:table-cell>
          <table:table-cell table:formula="of:=INT([.B5])" office:value-type="float" office:value="118706">
            <text:p>118706</text:p>
          </table:table-cell>
          <table:table-cell table:formula="of:=BITAND([.C5];255)" office:value-type="float" office:value="178">
            <text:p>178</text:p>
          </table:table-cell>
          <table:table-cell table:formula="of:=DEC2HEX([.D5])" office:value-type="string" office:string-value="B2">
            <text:p>B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BS(9263*SQRT(ABS(TAN(3*[.A6]))+[.A6]^3+123)+782*[.A6]^2*COS([.A6]))" office:value-type="float" office:value="151670.9968662">
            <text:p>151670,9968662</text:p>
          </table:table-cell>
          <table:table-cell table:formula="of:=INT([.B6])" office:value-type="float" office:value="151670">
            <text:p>151670</text:p>
          </table:table-cell>
          <table:table-cell table:formula="of:=BITAND([.C6];255)" office:value-type="float" office:value="118">
            <text:p>118</text:p>
          </table:table-cell>
          <table:table-cell table:formula="of:=DEC2HEX([.D6])" office:value-type="string" office:string-value="76">
            <text:p>7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BS(9263*SQRT(ABS(TAN(3*[.A7]))+[.A7]^3+123)+782*[.A7]^2*COS([.A7]))" office:value-type="float" office:value="197866.481276178">
            <text:p>197866,481276178</text:p>
          </table:table-cell>
          <table:table-cell table:formula="of:=INT([.B7])" office:value-type="float" office:value="197866">
            <text:p>197866</text:p>
          </table:table-cell>
          <table:table-cell table:formula="of:=BITAND([.C7];255)" office:value-type="float" office:value="234">
            <text:p>234</text:p>
          </table:table-cell>
          <table:table-cell table:formula="of:=DEC2HEX([.D7])" office:value-type="string" office:string-value="EA">
            <text:p>EA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BS(9263*SQRT(ABS(TAN(3*[.A8]))+[.A8]^3+123)+782*[.A8]^2*COS([.A8]))" office:value-type="float" office:value="229176.171434072">
            <text:p>229176,171434072</text:p>
          </table:table-cell>
          <table:table-cell table:formula="of:=INT([.B8])" office:value-type="float" office:value="229176">
            <text:p>229176</text:p>
          </table:table-cell>
          <table:table-cell table:formula="of:=BITAND([.C8];255)" office:value-type="float" office:value="56">
            <text:p>56</text:p>
          </table:table-cell>
          <table:table-cell table:formula="of:=DEC2HEX([.D8])" office:value-type="string" office:string-value="38">
            <text:p>3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BS(9263*SQRT(ABS(TAN(3*[.A9]))+[.A9]^3+123)+782*[.A9]^2*COS([.A9]))" office:value-type="float" office:value="226530.317699261">
            <text:p>226530,317699261</text:p>
          </table:table-cell>
          <table:table-cell table:formula="of:=INT([.B9])" office:value-type="float" office:value="226530">
            <text:p>226530</text:p>
          </table:table-cell>
          <table:table-cell table:formula="of:=BITAND([.C9];255)" office:value-type="float" office:value="226">
            <text:p>226</text:p>
          </table:table-cell>
          <table:table-cell table:formula="of:=DEC2HEX([.D9])" office:value-type="string" office:string-value="E2">
            <text:p>E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BS(9263*SQRT(ABS(TAN(3*[.A10]))+[.A10]^3+123)+782*[.A10]^2*COS([.A10]))" office:value-type="float" office:value="213184.204558843">
            <text:p>213184,204558843</text:p>
          </table:table-cell>
          <table:table-cell table:formula="of:=INT([.B10])" office:value-type="float" office:value="213184">
            <text:p>213184</text:p>
          </table:table-cell>
          <table:table-cell table:formula="of:=BITAND([.C10];255)" office:value-type="float" office:value="192">
            <text:p>192</text:p>
          </table:table-cell>
          <table:table-cell table:formula="of:=DEC2HEX([.D10])" office:value-type="string" office:string-value="C0">
            <text:p>C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BS(9263*SQRT(ABS(TAN(3*[.A11]))+[.A11]^3+123)+782*[.A11]^2*COS([.A11]))" office:value-type="float" office:value="245682.785833308">
            <text:p>245682,785833308</text:p>
          </table:table-cell>
          <table:table-cell table:formula="of:=INT([.B11])" office:value-type="float" office:value="245682">
            <text:p>245682</text:p>
          </table:table-cell>
          <table:table-cell table:formula="of:=BITAND([.C11];255)" office:value-type="float" office:value="178">
            <text:p>178</text:p>
          </table:table-cell>
          <table:table-cell table:formula="of:=DEC2HEX([.D11])" office:value-type="string" office:string-value="B2">
            <text:p>B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BS(9263*SQRT(ABS(TAN(3*[.A12]))+[.A12]^3+123)+782*[.A12]^2*COS([.A12]))" office:value-type="float" office:value="362661.646948616">
            <text:p>362661,646948616</text:p>
          </table:table-cell>
          <table:table-cell table:formula="of:=INT([.B12])" office:value-type="float" office:value="362661">
            <text:p>362661</text:p>
          </table:table-cell>
          <table:table-cell table:formula="of:=BITAND([.C12];255)" office:value-type="float" office:value="165">
            <text:p>165</text:p>
          </table:table-cell>
          <table:table-cell table:formula="of:=DEC2HEX([.D12])" office:value-type="string" office:string-value="A5">
            <text:p>A5</text:p>
          </table:table-cell>
        </table:table-row>
      </table:table>
      <table:table table:name="qm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float" office:value="0">
            <text:p>0</text:p>
          </table:table-cell>
          <table:table-cell table:formula="of:=ABS(823263*LN(106+23*LN(1.01+COS(3*[.A1]^2)))+21198*TAN(10*[.A1]+2*[.A1]*SIN(12*[.A1])))" office:value-type="float" office:value="3955357.9918934">
            <text:p>3955357,9918934</text:p>
          </table:table-cell>
          <table:table-cell table:formula="of:=INT([.B1])" office:value-type="float" office:value="3955357">
            <text:p>3955357</text:p>
          </table:table-cell>
          <table:table-cell table:formula="of:=BITAND([.C1];255)" office:value-type="float" office:value="157">
            <text:p>157</text:p>
          </table:table-cell>
          <table:table-cell table:formula="of:=DEC2HEX([.D1])" office:value-type="string" office:string-value="9D">
            <text:p>9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BS(823263*LN(106+23*LN(1.01+COS(3*[.A2]^2)))+21198*TAN(10*[.A2]+2*[.A2]*SIN(12*[.A2])))" office:value-type="float" office:value="2272696.19339889">
            <text:p>2272696,19339889</text:p>
          </table:table-cell>
          <table:table-cell table:formula="of:=INT([.B2])" office:value-type="float" office:value="2272696">
            <text:p>2272696</text:p>
          </table:table-cell>
          <table:table-cell table:formula="of:=BITAND([.C2];255)" office:value-type="float" office:value="184">
            <text:p>184</text:p>
          </table:table-cell>
          <table:table-cell table:formula="of:=DEC2HEX([.D2])" office:value-type="string" office:string-value="B8">
            <text:p>B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BS(823263*LN(106+23*LN(1.01+COS(3*[.A3]^2)))+21198*TAN(10*[.A3]+2*[.A3]*SIN(12*[.A3])))" office:value-type="float" office:value="3959500.80578609">
            <text:p>3959500,80578609</text:p>
          </table:table-cell>
          <table:table-cell table:formula="of:=INT([.B3])" office:value-type="float" office:value="3959500">
            <text:p>3959500</text:p>
          </table:table-cell>
          <table:table-cell table:formula="of:=BITAND([.C3];255)" office:value-type="float" office:value="204">
            <text:p>204</text:p>
          </table:table-cell>
          <table:table-cell table:formula="of:=DEC2HEX([.D3])" office:value-type="string" office:string-value="CC">
            <text:p>CC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BS(823263*LN(106+23*LN(1.01+COS(3*[.A4]^2)))+21198*TAN(10*[.A4]+2*[.A4]*SIN(12*[.A4])))" office:value-type="float" office:value="3737792.56135663">
            <text:p>3737792,56135663</text:p>
          </table:table-cell>
          <table:table-cell table:formula="of:=INT([.B4])" office:value-type="float" office:value="3737792">
            <text:p>3737792</text:p>
          </table:table-cell>
          <table:table-cell table:formula="of:=BITAND([.C4];255)" office:value-type="float" office:value="192">
            <text:p>192</text:p>
          </table:table-cell>
          <table:table-cell table:formula="of:=DEC2HEX([.D4])" office:value-type="string" office:string-value="C0">
            <text:p>C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BS(823263*LN(106+23*LN(1.01+COS(3*[.A5]^2)))+21198*TAN(10*[.A5]+2*[.A5]*SIN(12*[.A5])))" office:value-type="float" office:value="3621105.20939823">
            <text:p>3621105,20939823</text:p>
          </table:table-cell>
          <table:table-cell table:formula="of:=INT([.B5])" office:value-type="float" office:value="3621105">
            <text:p>3621105</text:p>
          </table:table-cell>
          <table:table-cell table:formula="of:=BITAND([.C5];255)" office:value-type="float" office:value="241">
            <text:p>241</text:p>
          </table:table-cell>
          <table:table-cell table:formula="of:=DEC2HEX([.D5])" office:value-type="string" office:string-value="F1">
            <text:p>F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BS(823263*LN(106+23*LN(1.01+COS(3*[.A6]^2)))+21198*TAN(10*[.A6]+2*[.A6]*SIN(12*[.A6])))" office:value-type="float" office:value="3945492.50707333">
            <text:p>3945492,50707333</text:p>
          </table:table-cell>
          <table:table-cell table:formula="of:=INT([.B6])" office:value-type="float" office:value="3945492">
            <text:p>3945492</text:p>
          </table:table-cell>
          <table:table-cell table:formula="of:=BITAND([.C6];255)" office:value-type="float" office:value="20">
            <text:p>20</text:p>
          </table:table-cell>
          <table:table-cell table:formula="of:=DEC2HEX([.D6])" office:value-type="string" office:string-value="14">
            <text:p>1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BS(823263*LN(106+23*LN(1.01+COS(3*[.A7]^2)))+21198*TAN(10*[.A7]+2*[.A7]*SIN(12*[.A7])))" office:value-type="float" office:value="3900122.55788919">
            <text:p>3900122,55788919</text:p>
          </table:table-cell>
          <table:table-cell table:formula="of:=INT([.B7])" office:value-type="float" office:value="3900122">
            <text:p>3900122</text:p>
          </table:table-cell>
          <table:table-cell table:formula="of:=BITAND([.C7];255)" office:value-type="float" office:value="218">
            <text:p>218</text:p>
          </table:table-cell>
          <table:table-cell table:formula="of:=DEC2HEX([.D7])" office:value-type="string" office:string-value="DA">
            <text:p>DA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BS(823263*LN(106+23*LN(1.01+COS(3*[.A8]^2)))+21198*TAN(10*[.A8]+2*[.A8]*SIN(12*[.A8])))" office:value-type="float" office:value="3370992.32011336">
            <text:p>3370992,32011336</text:p>
          </table:table-cell>
          <table:table-cell table:formula="of:=INT([.B8])" office:value-type="float" office:value="3370992">
            <text:p>3370992</text:p>
          </table:table-cell>
          <table:table-cell table:formula="of:=BITAND([.C8];255)" office:value-type="float" office:value="240">
            <text:p>240</text:p>
          </table:table-cell>
          <table:table-cell table:formula="of:=DEC2HEX([.D8])" office:value-type="string" office:string-value="F0">
            <text:p>F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BS(823263*LN(106+23*LN(1.01+COS(3*[.A9]^2)))+21198*TAN(10*[.A9]+2*[.A9]*SIN(12*[.A9])))" office:value-type="float" office:value="3420704.29399201">
            <text:p>3420704,29399201</text:p>
          </table:table-cell>
          <table:table-cell table:formula="of:=INT([.B9])" office:value-type="float" office:value="3420704">
            <text:p>3420704</text:p>
          </table:table-cell>
          <table:table-cell table:formula="of:=BITAND([.C9];255)" office:value-type="float" office:value="32">
            <text:p>32</text:p>
          </table:table-cell>
          <table:table-cell table:formula="of:=DEC2HEX([.D9])" office:value-type="string" office:string-value="20">
            <text:p>2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BS(823263*LN(106+23*LN(1.01+COS(3*[.A10]^2)))+21198*TAN(10*[.A10]+2*[.A10]*SIN(12*[.A10])))" office:value-type="float" office:value="3723558.54600584">
            <text:p>3723558,54600584</text:p>
          </table:table-cell>
          <table:table-cell table:formula="of:=INT([.B10])" office:value-type="float" office:value="3723558">
            <text:p>3723558</text:p>
          </table:table-cell>
          <table:table-cell table:formula="of:=BITAND([.C10];255)" office:value-type="float" office:value="38">
            <text:p>38</text:p>
          </table:table-cell>
          <table:table-cell table:formula="of:=DEC2HEX([.D10])" office:value-type="string" office:string-value="26">
            <text:p>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BS(823263*LN(106+23*LN(1.01+COS(3*[.A11]^2)))+21198*TAN(10*[.A11]+2*[.A11]*SIN(12*[.A11])))" office:value-type="float" office:value="3590269.6781711">
            <text:p>3590269,6781711</text:p>
          </table:table-cell>
          <table:table-cell table:formula="of:=INT([.B11])" office:value-type="float" office:value="3590269">
            <text:p>3590269</text:p>
          </table:table-cell>
          <table:table-cell table:formula="of:=BITAND([.C11];255)" office:value-type="float" office:value="125">
            <text:p>125</text:p>
          </table:table-cell>
          <table:table-cell table:formula="of:=DEC2HEX([.D11])" office:value-type="string" office:string-value="7D">
            <text:p>7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BS(823263*LN(106+23*LN(1.01+COS(3*[.A12]^2)))+21198*TAN(10*[.A12]+2*[.A12]*SIN(12*[.A12])))" office:value-type="float" office:value="3921203.1881721">
            <text:p>3921203,1881721</text:p>
          </table:table-cell>
          <table:table-cell table:formula="of:=INT([.B12])" office:value-type="float" office:value="3921203">
            <text:p>3921203</text:p>
          </table:table-cell>
          <table:table-cell table:formula="of:=BITAND([.C12];255)" office:value-type="float" office:value="51">
            <text:p>51</text:p>
          </table:table-cell>
          <table:table-cell table:formula="of:=DEC2HEX([.D12])" office:value-type="string" office:string-value="33">
            <text:p>33</text:p>
          </table:table-cell>
        </table:table-row>
      </table:table>
      <table:table table:name="qn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float" office:value="0">
            <text:p>0</text:p>
          </table:table-cell>
          <table:table-cell table:formula="of:=ABS(2326*LN(106+23*LN(1.1+SIN(3*[.A1]^2)))+2198*COS([.A1]^2)*TAN(10*[.A1]+2*[.A1]*SIN(12*[.A1])))" office:value-type="float" office:value="10894.771557851">
            <text:p>10894,771557851</text:p>
          </table:table-cell>
          <table:table-cell table:formula="of:=INT([.B1])" office:value-type="float" office:value="10894">
            <text:p>10894</text:p>
          </table:table-cell>
          <table:table-cell table:formula="of:=BITAND([.C1];255)" office:value-type="float" office:value="142">
            <text:p>142</text:p>
          </table:table-cell>
          <table:table-cell table:formula="of:=DEC2HEX([.D1])" office:value-type="string" office:string-value="8E">
            <text:p>8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BS(2326*LN(106+23*LN(1.1+SIN(3*[.A2]^2)))+2198*COS([.A2]^2)*TAN(10*[.A2]+2*[.A2]*SIN(12*[.A2])))" office:value-type="float" office:value="10308.1210024868">
            <text:p>10308,1210024868</text:p>
          </table:table-cell>
          <table:table-cell table:formula="of:=INT([.B2])" office:value-type="float" office:value="10308">
            <text:p>10308</text:p>
          </table:table-cell>
          <table:table-cell table:formula="of:=BITAND([.C2];255)" office:value-type="float" office:value="68">
            <text:p>68</text:p>
          </table:table-cell>
          <table:table-cell table:formula="of:=DEC2HEX([.D2])" office:value-type="string" office:string-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BS(2326*LN(106+23*LN(1.1+SIN(3*[.A3]^2)))+2198*COS([.A3]^2)*TAN(10*[.A3]+2*[.A3]*SIN(12*[.A3])))" office:value-type="float" office:value="9400.3401980312">
            <text:p>9400,3401980312</text:p>
          </table:table-cell>
          <table:table-cell table:formula="of:=INT([.B3])" office:value-type="float" office:value="9400">
            <text:p>9400</text:p>
          </table:table-cell>
          <table:table-cell table:formula="of:=BITAND([.C3];255)" office:value-type="float" office:value="184">
            <text:p>184</text:p>
          </table:table-cell>
          <table:table-cell table:formula="of:=DEC2HEX([.D3])" office:value-type="string" office:string-value="B8">
            <text:p>B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BS(2326*LN(106+23*LN(1.1+SIN(3*[.A4]^2)))+2198*COS([.A4]^2)*TAN(10*[.A4]+2*[.A4]*SIN(12*[.A4])))" office:value-type="float" office:value="14963.6160320852">
            <text:p>14963,6160320852</text:p>
          </table:table-cell>
          <table:table-cell table:formula="of:=INT([.B4])" office:value-type="float" office:value="14963">
            <text:p>14963</text:p>
          </table:table-cell>
          <table:table-cell table:formula="of:=BITAND([.C4];255)" office:value-type="float" office:value="115">
            <text:p>115</text:p>
          </table:table-cell>
          <table:table-cell table:formula="of:=DEC2HEX([.D4])" office:value-type="string" office:string-value="73">
            <text:p>7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BS(2326*LN(106+23*LN(1.1+SIN(3*[.A5]^2)))+2198*COS([.A5]^2)*TAN(10*[.A5]+2*[.A5]*SIN(12*[.A5])))" office:value-type="float" office:value="11996.4095469593">
            <text:p>11996,4095469593</text:p>
          </table:table-cell>
          <table:table-cell table:formula="of:=INT([.B5])" office:value-type="float" office:value="11996">
            <text:p>11996</text:p>
          </table:table-cell>
          <table:table-cell table:formula="of:=BITAND([.C5];255)" office:value-type="float" office:value="220">
            <text:p>220</text:p>
          </table:table-cell>
          <table:table-cell table:formula="of:=DEC2HEX([.D5])" office:value-type="string" office:string-value="DC">
            <text:p>DC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BS(2326*LN(106+23*LN(1.1+SIN(3*[.A6]^2)))+2198*COS([.A6]^2)*TAN(10*[.A6]+2*[.A6]*SIN(12*[.A6])))" office:value-type="float" office:value="10290.7847234371">
            <text:p>10290,7847234371</text:p>
          </table:table-cell>
          <table:table-cell table:formula="of:=INT([.B6])" office:value-type="float" office:value="10290">
            <text:p>10290</text:p>
          </table:table-cell>
          <table:table-cell table:formula="of:=BITAND([.C6];255)" office:value-type="float" office:value="50">
            <text:p>50</text:p>
          </table:table-cell>
          <table:table-cell table:formula="of:=DEC2HEX([.D6])" office:value-type="string" office:string-value="32">
            <text:p>3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BS(2326*LN(106+23*LN(1.1+SIN(3*[.A7]^2)))+2198*COS([.A7]^2)*TAN(10*[.A7]+2*[.A7]*SIN(12*[.A7])))" office:value-type="float" office:value="11117.7561038382">
            <text:p>11117,7561038382</text:p>
          </table:table-cell>
          <table:table-cell table:formula="of:=INT([.B7])" office:value-type="float" office:value="11117">
            <text:p>11117</text:p>
          </table:table-cell>
          <table:table-cell table:formula="of:=BITAND([.C7];255)" office:value-type="float" office:value="109">
            <text:p>109</text:p>
          </table:table-cell>
          <table:table-cell table:formula="of:=DEC2HEX([.D7])" office:value-type="string" office:string-value="6D">
            <text:p>6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BS(2326*LN(106+23*LN(1.1+SIN(3*[.A8]^2)))+2198*COS([.A8]^2)*TAN(10*[.A8]+2*[.A8]*SIN(12*[.A8])))" office:value-type="float" office:value="6848.18807374974">
            <text:p>6848,1880737497</text:p>
          </table:table-cell>
          <table:table-cell table:formula="of:=INT([.B8])" office:value-type="float" office:value="6848">
            <text:p>6848</text:p>
          </table:table-cell>
          <table:table-cell table:formula="of:=BITAND([.C8];255)" office:value-type="float" office:value="192">
            <text:p>192</text:p>
          </table:table-cell>
          <table:table-cell table:formula="of:=DEC2HEX([.D8])" office:value-type="string" office:string-value="C0">
            <text:p>C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BS(2326*LN(106+23*LN(1.1+SIN(3*[.A9]^2)))+2198*COS([.A9]^2)*TAN(10*[.A9]+2*[.A9]*SIN(12*[.A9])))" office:value-type="float" office:value="21281.1914155449">
            <text:p>21281,1914155449</text:p>
          </table:table-cell>
          <table:table-cell table:formula="of:=INT([.B9])" office:value-type="float" office:value="21281">
            <text:p>21281</text:p>
          </table:table-cell>
          <table:table-cell table:formula="of:=BITAND([.C9];255)" office:value-type="float" office:value="33">
            <text:p>33</text:p>
          </table:table-cell>
          <table:table-cell table:formula="of:=DEC2HEX([.D9])" office:value-type="string" office:string-value="21">
            <text:p>2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BS(2326*LN(106+23*LN(1.1+SIN(3*[.A10]^2)))+2198*COS([.A10]^2)*TAN(10*[.A10]+2*[.A10]*SIN(12*[.A10])))" office:value-type="float" office:value="9659.80569304317">
            <text:p>9659,8056930432</text:p>
          </table:table-cell>
          <table:table-cell table:formula="of:=INT([.B10])" office:value-type="float" office:value="9659">
            <text:p>9659</text:p>
          </table:table-cell>
          <table:table-cell table:formula="of:=BITAND([.C10];255)" office:value-type="float" office:value="187">
            <text:p>187</text:p>
          </table:table-cell>
          <table:table-cell table:formula="of:=DEC2HEX([.D10])" office:value-type="string" office:string-value="BB">
            <text:p>B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BS(2326*LN(106+23*LN(1.1+SIN(3*[.A11]^2)))+2198*COS([.A11]^2)*TAN(10*[.A11]+2*[.A11]*SIN(12*[.A11])))" office:value-type="float" office:value="12827.1245478149">
            <text:p>12827,1245478149</text:p>
          </table:table-cell>
          <table:table-cell table:formula="of:=INT([.B11])" office:value-type="float" office:value="12827">
            <text:p>12827</text:p>
          </table:table-cell>
          <table:table-cell table:formula="of:=BITAND([.C11];255)" office:value-type="float" office:value="27">
            <text:p>27</text:p>
          </table:table-cell>
          <table:table-cell table:formula="of:=DEC2HEX([.D11])" office:value-type="string" office:string-value="1B">
            <text:p>1B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BS(2326*LN(106+23*LN(1.1+SIN(3*[.A12]^2)))+2198*COS([.A12]^2)*TAN(10*[.A12]+2*[.A12]*SIN(12*[.A12])))" office:value-type="float" office:value="9051.24760752833">
            <text:p>9051,2476075283</text:p>
          </table:table-cell>
          <table:table-cell table:formula="of:=INT([.B12])" office:value-type="float" office:value="9051">
            <text:p>9051</text:p>
          </table:table-cell>
          <table:table-cell table:formula="of:=BITAND([.C12];255)" office:value-type="float" office:value="91">
            <text:p>91</text:p>
          </table:table-cell>
          <table:table-cell table:formula="of:=DEC2HEX([.D12])" office:value-type="string" office:string-value="5B">
            <text:p>5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ábio Perereira da Silva</meta:initial-creator>
    <meta:creation-date>2015-06-15T22:54:10</meta:creation-date>
    <dc:date>2015-06-16T00:11:56</dc:date>
    <dc:creator>Fábio Perereira da Silva</dc:creator>
    <meta:editing-duration>PT47M13S</meta:editing-duration>
    <meta:editing-cycles>7</meta:editing-cycles>
    <meta:generator>LibreOffice/3.5$Linux_x86 LibreOffice_project/350m1$Build-2</meta:generator>
    <meta:document-statistic meta:table-count="6" meta:cell-count="360" meta:object-count="0"/>
  </office:meta>
</office:document-meta>
</file>